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e126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9e126" officeooo:paragraph-rsid="0009e126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-6</text:p>
      <text:p text:style-name="P2">PL/SQL CODE BLOCK</text:p>
      <text:p text:style-name="Standard">SET SERVEROUTPUT ON;</text:p>
      <text:p text:style-name="Standard"/>
      <text:p text:style-name="Standard">-- 1. Stored Function to get grade category</text:p>
      <text:p text:style-name="Standard">CREATE OR REPLACE FUNCTION fn_GetGrade(p_marks NUMBER)</text:p>
      <text:p text:style-name="Standard">RETURN VARCHAR2 IS</text:p>
      <text:p text:style-name="Standard"><text:s text:c="4"/>v_class VARCHAR2(30);</text:p>
      <text:p text:style-name="Standard">BEGIN</text:p>
      <text:p text:style-name="Standard"><text:s text:c="4"/>IF p_marks BETWEEN 990 AND 1500 THEN</text:p>
      <text:p text:style-name="Standard"><text:s text:c="8"/>v_class := 'Distinction';</text:p>
      <text:p text:style-name="Standard"><text:s text:c="4"/>ELSIF p_marks BETWEEN 900 AND 989 THEN</text:p>
      <text:p text:style-name="Standard"><text:s text:c="8"/>v_class := 'First Class';</text:p>
      <text:p text:style-name="Standard"><text:s text:c="4"/>ELSIF p_marks BETWEEN 825 AND 899 THEN</text:p>
      <text:p text:style-name="Standard"><text:s text:c="8"/>v_class := 'Higher Second Class';</text:p>
      <text:p text:style-name="Standard"><text:s text:c="4"/>ELSE</text:p>
      <text:p text:style-name="Standard"><text:s text:c="8"/>v_class := 'Not Categorized';</text:p>
      <text:p text:style-name="Standard"><text:s text:c="4"/>END IF;</text:p>
      <text:p text:style-name="Standard"/>
      <text:p text:style-name="Standard"><text:s text:c="4"/>RETURN v_class;</text:p>
      <text:p text:style-name="Standard">END;</text:p>
      <text:p text:style-name="Standard">/</text:p>
      <text:p text:style-name="Standard">-- 2. Stored Procedure to populate Result table</text:p>
      <text:p text:style-name="Standard">CREATE OR REPLACE PROCEDURE proc_Grade IS</text:p>
      <text:p text:style-name="Standard">BEGIN</text:p>
      <text:p text:style-name="Standard"><text:s text:c="4"/>DELETE FROM Result;</text:p>
      <text:p text:style-name="Standard"/>
      <text:p text:style-name="Standard"><text:s text:c="4"/>INSERT INTO Result (RollNo, Name, Class)</text:p>
      <text:p text:style-name="Standard"><text:s text:c="4"/>SELECT RollNo,</text:p>
      <text:p text:style-name="Standard"><text:s text:c="11"/>Name,</text:p>
      <text:p text:style-name="Standard"><text:s text:c="11"/>fn_GetGrade(Total_Marks)</text:p>
      <text:p text:style-name="Standard"><text:s text:c="4"/>FROM Stud_Marks;</text:p>
      <text:p text:style-name="Standard"/>
      <text:p text:style-name="Standard"><text:s text:c="4"/>COMMIT;</text:p>
      <text:p text:style-name="Standard">END;</text:p>
      <text:p text:style-name="Standard">/</text:p>
      <text:p text:style-name="Standard">-- 3. Anonymous block to execute procedure and display output</text:p>
      <text:p text:style-name="Standard">BEGIN</text:p>
      <text:p text:style-name="Standard"><text:s text:c="4"/>proc_Grade;</text:p>
      <text:p text:style-name="Standard"><text:s text:c="4"/>DBMS_OUTPUT.PUT_LINE('Student Grades Inserted into Result table');</text:p>
      <text:p text:style-name="Standard">END;</text:p>
      <text:p text:style-name="Standard">/</text:p>
      <text:p text:style-name="P2">OUTPUT</text:p>
      <text:p text:style-name="Standard">SQL&gt; CREATE TABLE Stud_Marks (</text:p>
      <text:p text:style-name="Standard"><text:s text:c="4"/>RollNo NUMBER(9) NOT NULL PRIMARY KEY,</text:p>
      <text:p text:style-name="Standard"><text:s text:c="4"/>Name VARCHAR2(15),</text:p>
      <text:p text:style-name="Standard"><text:s text:c="4"/>Total_Marks NUMBER(4)</text:p>
      <text:p text:style-name="Standard">); <text:s/>2 <text:s text:c="3"/>3 <text:s text:c="3"/>4 <text:s text:c="3"/>5 <text:s/></text:p>
      <text:p text:style-name="Standard"/>
      <text:p text:style-name="Standard">Table created.</text:p>
      <text:p text:style-name="Standard"/>
      <text:p text:style-name="Standard">SQL&gt; INSERT INTO Stud_Marks (RollNo, Name, Total_Marks) VALUES (1, 'Aarav', 1000);</text:p>
      <text:p text:style-name="Standard"><text:soft-page-break/>INSERT INTO Stud_Marks (RollNo, Name, Total_Marks) VALUES (2, 'Diya', 920);</text:p>
      <text:p text:style-name="Standard">INSERT INTO Stud_Marks (RollNo, Name, Total_Marks) VALUES (3, 'Rohan', 850);</text:p>
      <text:p text:style-name="Standard">INSERT INTO Stud_Marks (RollNo, Name, Total_Marks) VALUES (4, 'Neha', 970);</text:p>
      <text:p text:style-name="Standard">INSERT INTO Stud_Marks (RollNo, Name, Total_Marks) VALUES (5, 'Karan', 880);</text:p>
      <text:p text:style-name="Standard"/>
      <text:p text:style-name="Standard">COMMIT;</text:p>
      <text:p text:style-name="Standard">/</text:p>
      <text:p text:style-name="Standard"/>
      <text:p text:style-name="Standard">1 row created.</text:p>
      <text:p text:style-name="Standard"/>
      <text:p text:style-name="Standard">SQL&gt; </text:p>
      <text:p text:style-name="Standard">1 row created.</text:p>
      <text:p text:style-name="Standard"/>
      <text:p text:style-name="Standard">SQL&gt; </text:p>
      <text:p text:style-name="Standard">1 row created.</text:p>
      <text:p text:style-name="Standard"/>
      <text:p text:style-name="Standard">SQL&gt; </text:p>
      <text:p text:style-name="Standard">1 row created.</text:p>
      <text:p text:style-name="Standard"/>
      <text:p text:style-name="Standard">SQL&gt; </text:p>
      <text:p text:style-name="Standard">1 row created.</text:p>
      <text:p text:style-name="Standard"/>
      <text:p text:style-name="Standard">SQL&gt; SQL&gt; </text:p>
      <text:p text:style-name="Standard">Commit complete.</text:p>
      <text:p text:style-name="Standard"/>
      <text:p text:style-name="Standard">SQL&gt; </text:p>
      <text:p text:style-name="Standard">Commit complete.</text:p>
      <text:p text:style-name="Standard"/>
      <text:p text:style-name="Standard">SQL&gt; @stud.sql</text:p>
      <text:p text:style-name="Standard"/>
      <text:p text:style-name="Standard">Function created.</text:p>
      <text:p text:style-name="Standard"/>
      <text:p text:style-name="Standard"/>
      <text:p text:style-name="Standard">Procedure created.</text:p>
      <text:p text:style-name="Standard"/>
      <text:p text:style-name="Standard">Student Grades Inserted into Result table</text:p>
      <text:p text:style-name="Standard"/>
      <text:p text:style-name="Standard">PL/SQL procedure successfully completed.</text:p>
      <text:p text:style-name="Standard"/>
      <text:p text:style-name="Standard">SQL&gt; select*from Stud_Marks; <text:s text:c="6"/></text:p>
      <text:p text:style-name="Standard"/>
      <text:p text:style-name="Standard"><text:s text:c="4"/>ROLLNO NAME <text:tab/> <text:s text:c="2"/>TOTAL_MARKS</text:p>
      <text:p text:style-name="P1">---------- --------------- -----------</text:p>
      <text:p text:style-name="P1"><text:tab/> 1 Aarav<text:tab/><text:tab/> <text:s/>1000</text:p>
      <text:p text:style-name="Standard"><text:tab/> 2 Diya <text:tab/><text:tab/> <text:s text:c="2"/>920</text:p>
      <text:p text:style-name="Standard"><text:tab/> 3 Rohan<text:tab/><text:tab/> <text:s text:c="2"/>850</text:p>
      <text:p text:style-name="Standard"><text:tab/> 4 Neha <text:tab/><text:tab/> <text:s text:c="2"/>970</text:p>
      <text:p text:style-name="Standard"><text:tab/> 5 Karan<text:tab/><text:tab/> <text:s text:c="2"/>880</text:p>
      <text:p text:style-name="Standard"/>
      <text:p text:style-name="Standard">SQL&gt; select*from Result;</text:p>
      <text:p text:style-name="Standard"/>
      <text:p text:style-name="Standard"><text:s text:c="4"/>ROLLNO NAME <text:tab/><text:tab/>CLASS</text:p>
      <text:p text:style-name="Standard"><text:soft-page-break/>---------- -------------------- -------------------</text:p>
      <text:p text:style-name="Standard"><text:tab/> 1 Aarav<text:tab/><text:tab/>Distinction</text:p>
      <text:p text:style-name="Standard"><text:tab/> 2 Diya <text:tab/><text:tab/>First Class</text:p>
      <text:p text:style-name="Standard"><text:tab/> 3 Rohan<text:tab/><text:tab/>Higher Second Class</text:p>
      <text:p text:style-name="Standard"><text:tab/> 4 Neha <text:tab/><text:tab/>First Class</text:p>
      <text:p text:style-name="Standard"><text:tab/> 5 Karan<text:tab/><text:tab/>Higher Second Class</text:p>
      <text:p text:style-name="Standard"/>
      <text:p text:style-name="Standard">SQL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2T15:24:10.841097907</meta:creation-date>
    <dc:date>2025-09-02T15:26:54.498619905</dc:date>
    <meta:editing-duration>PT2M43S</meta:editing-duration>
    <meta:editing-cycles>1</meta:editing-cycles>
    <meta:document-statistic meta:table-count="0" meta:image-count="0" meta:object-count="0" meta:page-count="3" meta:paragraph-count="87" meta:word-count="297" meta:character-count="2163" meta:non-whitespace-character-count="1743"/>
    <meta:generator>LibreOffice/6.4.7.2$Linux_X86_64 LibreOffice_project/40$Build-2</meta:generator>
  </office:meta>
</office:document-meta>
</file>